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db9" officeooo:paragraph-rsid="0002fdb9"/>
    </style:style>
    <style:style style:name="P2" style:family="paragraph" style:parent-style-name="Standard">
      <style:text-properties fo:font-weight="bold" officeooo:paragraph-rsid="0003bbe1" style:font-weight-asian="bold" style:font-weight-complex="bold"/>
    </style:style>
    <style:style style:name="P3" style:family="paragraph" style:parent-style-name="Text_20_body">
      <style:text-properties officeooo:paragraph-rsid="0008e937"/>
    </style:style>
    <style:style style:name="P4" style:family="paragraph" style:parent-style-name="Text_20_body">
      <style:paragraph-properties fo:margin-left="0in" fo:margin-right="0in" fo:line-height="100%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Heading_20_2">
      <style:text-properties officeooo:rsid="0002fdb9" officeooo:paragraph-rsid="0002fdb9"/>
    </style:style>
    <style:style style:name="T1" style:family="text">
      <style:text-properties fo:font-variant="normal" fo:text-transform="none" fo:color="#222222" style:font-name="sans-serif" fo:font-size="10.5pt" fo:letter-spacing="normal" fo:font-style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03bbe1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 officeooo:rsid="00030ed8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officeooo:rsid="0002fdb9"/>
    </style:style>
    <style:style style:name="T6" style:family="text">
      <style:text-properties fo:font-variant="normal" fo:text-transform="none" fo:color="#222222" style:font-name="sans-serif" fo:font-size="10.5pt" fo:letter-spacing="normal" fo:font-style="normal" officeooo:rsid="00030ed8"/>
    </style:style>
    <style:style style:name="T7" style:family="text">
      <style:text-properties fo:font-variant="normal" fo:text-transform="none" fo:color="#222222" style:font-name="sans-serif" fo:font-size="10.5pt" fo:letter-spacing="normal" fo:font-style="normal" officeooo:rsid="0003bbe1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style:text-blinking="false"/>
    </style:style>
    <style:style style:name="T16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bold" style:text-blinking="false" style:font-weight-asian="bold" style:font-weight-complex="bold"/>
    </style:style>
    <style:style style:name="T17" style:family="text">
      <style:text-properties fo:font-variant="normal" fo:text-transform="none" fo:color="#0b0080" style:font-name="sans-serif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18" style:family="text">
      <style:text-properties fo:font-variant="normal" fo:text-transform="none" fo:color="#000000" style:font-name="Linux Libertine" fo:font-size="10.5pt" fo:letter-spacing="normal" fo:font-style="normal"/>
    </style:style>
    <style:style style:name="T19" style:family="text">
      <style:text-properties fo:font-variant="normal" fo:text-transform="none" fo:color="#000000" style:font-name="Linux Libertine" fo:font-size="10.5pt" fo:letter-spacing="normal" fo:font-style="normal" fo:font-weight="normal"/>
    </style:style>
    <style:style style:name="T20" style:family="text">
      <style:text-properties fo:font-variant="normal" fo:text-transform="none" fo:color="#000000" style:font-name="Linux Libertine" fo:font-size="10.5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54595d" style:font-name="sans-serif" fo:font-size="12pt" fo:letter-spacing="normal" fo:font-style="normal"/>
    </style:style>
    <style:style style:name="T22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23" style:family="text">
      <style:text-properties fo:font-variant="normal" fo:text-transform="none" fo:color="#54595d" style:font-name="sans-serif" fo:font-size="12pt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Pre browsers: hiperlink format “/” </text:span><text:span text:style-name="T7">in “DOS Maxthink” program.</text:span></text:p>
      <text:p text:style-name="P1"><text:span text:style-name="T2"/></text:p>
      <text:p text:style-name="P1"><text:span text:style-name="T8">The first web browser, </text:span><text:a xlink:type="simple" xlink:href="https://en.wikipedia.org/wiki/WorldWideWeb" text:style-name="Internet_20_link" text:visited-style-name="Visited_20_Internet_20_Link"><text:span text:style-name="T12">WorldWideWeb</text:span></text:a><text:span text:style-name="T8">,</text:span><text:span text:style-name="T2"> was developed in 1990 by </text:span><text:a xlink:type="simple" xlink:href="https://en.wikipedia.org/wiki/Tim_Berners-Lee" text:style-name="Internet_20_link" text:visited-style-name="Visited_20_Internet_20_Link"><text:span text:style-name="T11">Tim Berners-Lee</text:span></text:a><text:span text:style-name="T9"> </text:span><text:span text:style-name="T2">for the </text:span><text:a xlink:type="simple" xlink:href="https://en.wikipedia.org/wiki/NeXT_Computer" text:style-name="Internet_20_link" text:visited-style-name="Visited_20_Internet_20_Link"><text:span text:style-name="T17">NeXT Computer</text:span></text:a><text:span text:style-name="T9"> </text:span><text:span text:style-name="T2">(at the same time as the first </text:span><text:a xlink:type="simple" xlink:href="https://en.wikipedia.org/wiki/Web_server" text:style-name="Internet_20_link" text:visited-style-name="Visited_20_Internet_20_Link"><text:span text:style-name="T11">web server</text:span></text:a><text:span text:style-name="T9"> </text:span><text:span text:style-name="T2">for the same machine)</text:span><text:bookmark text:name="cite_ref-server.com_12-0"/><text:a xlink:type="simple" xlink:href="https://en.wikipedia.org/wiki/History_of_the_web_browser#cite_note-server.com-12" text:style-name="Internet_20_link" text:visited-style-name="Visited_20_Internet_20_Link">[12]</text:a><text:bookmark text:name="cite_ref-13"/><text:a xlink:type="simple" xlink:href="https://en.wikipedia.org/wiki/History_of_the_web_browser#cite_note-13" text:style-name="Internet_20_link" text:visited-style-name="Visited_20_Internet_20_Link">[13]</text:a><text:span text:style-name="T9"> </text:span><text:span text:style-name="T2">and introduced to his colleagues at </text:span><text:a xlink:type="simple" xlink:href="https://en.wikipedia.org/wiki/CERN" text:style-name="Internet_20_link" text:visited-style-name="Visited_20_Internet_20_Link"><text:span text:style-name="T11">CERN</text:span></text:a><text:span text:style-name="T9"> </text:span><text:span text:style-name="T2">in March 1991.</text:span></text:p>
      <text:p text:style-name="P1"><text:span text:style-name="T2"/></text:p>
      <text:p text:style-name="P1"><text:span text:style-name="T2">In 1992, Tony Johnson released the </text:span><text:a xlink:type="simple" xlink:href="https://en.wikipedia.org/wiki/MidasWWW" text:style-name="Internet_20_link" text:visited-style-name="Visited_20_Internet_20_Link"><text:span text:style-name="T11">MidasWWW</text:span></text:a><text:span text:style-name="T2"> browser. Based on Motif/X, MidasWWW allowed viewing of PostScript files on the Web from Unix and </text:span><text:a xlink:type="simple" xlink:href="https://en.wikipedia.org/wiki/OpenVMS" text:style-name="Internet_20_link" text:visited-style-name="Visited_20_Internet_20_Link"><text:span text:style-name="T11">VMS</text:span></text:a><text:span text:style-name="T2">, and even handled compressed PostScript.</text:span><text:bookmark text:name="cite_ref-15"/><text:a xlink:type="simple" xlink:href="https://en.wikipedia.org/wiki/History_of_the_web_browser#cite_note-15" text:style-name="Internet_20_link" text:visited-style-name="Visited_20_Internet_20_Link"><text:span text:style-name="T13">[15]</text:span></text:a><text:span text:style-name="T2"> Another early popular Web browser was </text:span><text:a xlink:type="simple" xlink:href="https://en.wikipedia.org/wiki/ViolaWWW" text:style-name="Internet_20_link" text:visited-style-name="Visited_20_Internet_20_Link"><text:span text:style-name="T11">ViolaWWW</text:span></text:a><text:span text:style-name="T2">, which was modeled after </text:span><text:a xlink:type="simple" xlink:href="https://en.wikipedia.org/wiki/HyperCard" text:style-name="Internet_20_link" text:visited-style-name="Visited_20_Internet_20_Link"><text:span text:style-name="T11">HyperCard</text:span></text:a><text:span text:style-name="T2">. In the same year the </text:span><text:a xlink:type="simple" xlink:href="https://en.wikipedia.org/wiki/Lynx_(web_browser)" text:style-name="Internet_20_link" text:visited-style-name="Visited_20_Internet_20_Link"><text:span text:style-name="T11">Lynx</text:span></text:a><text:span text:style-name="T2"> browser was announced</text:span><text:bookmark text:name="cite_ref-lynx_8-1"/><text:a xlink:type="simple" xlink:href="https://en.wikipedia.org/wiki/History_of_the_web_browser#cite_note-lynx-8" text:style-name="Internet_20_link" text:visited-style-name="Visited_20_Internet_20_Link"><text:span text:style-name="T13">[8]</text:span></text:a><text:span text:style-name="T2"> – the only one of these early projects still being maintained and supported today.</text:span><text:bookmark text:name="cite_ref-16"/><text:a xlink:type="simple" xlink:href="https://en.wikipedia.org/wiki/History_of_the_web_browser#cite_note-16" text:style-name="Internet_20_link" text:visited-style-name="Visited_20_Internet_20_Link"><text:span text:style-name="T13">[16]</text:span></text:a></text:p>
      <text:p text:style-name="P1"><text:span text:style-name="T2"/></text:p>
      <text:p text:style-name="P1"><text:span text:style-name="T2">Netscape released its flagship </text:span><text:a xlink:type="simple" xlink:href="https://en.wikipedia.org/wiki/Netscape_Navigator" text:style-name="Internet_20_link" text:visited-style-name="Visited_20_Internet_20_Link"><text:span text:style-name="T11">Navigator</text:span></text:a><text:span text:style-name="T2"> product in October 1994, and it took off the next year.</text:span></text:p>
      <text:p text:style-name="P1"><text:span text:style-name="T2"/></text:p>
      <text:p text:style-name="P1"><text:a xlink:type="simple" xlink:href="https://en.wikipedia.org/wiki/IBM" text:style-name="Internet_20_link" text:visited-style-name="Visited_20_Internet_20_Link"><text:span text:style-name="T11">IBM</text:span></text:a><text:span text:style-name="T2"> presented its own </text:span><text:a xlink:type="simple" xlink:href="https://en.wikipedia.org/wiki/IBM_Web_Explorer" text:style-name="Internet_20_link" text:visited-style-name="Visited_20_Internet_20_Link"><text:span text:style-name="T11">Web Explorer</text:span></text:a><text:span text:style-name="T2"> with </text:span><text:a xlink:type="simple" xlink:href="https://en.wikipedia.org/wiki/OS/2_Warp" text:style-name="Internet_20_link" text:visited-style-name="Visited_20_Internet_20_Link"><text:span text:style-name="T11">OS/2 Warp</text:span></text:a><text:span text:style-name="T2"> in 1994.</text:span></text:p>
      <text:p text:style-name="P1"><text:span text:style-name="T2"/></text:p>
      <text:p text:style-name="P1"><text:a xlink:type="simple" xlink:href="https://en.wikipedia.org/wiki/Microsoft" text:style-name="Internet_20_link" text:visited-style-name="Visited_20_Internet_20_Link"><text:span text:style-name="T11">Microsoft</text:span></text:a><text:span text:style-name="T2">, which had thus far not marketed a browser, finally entered the fray with its </text:span><text:a xlink:type="simple" xlink:href="https://en.wikipedia.org/wiki/Internet_Explorer" text:style-name="Internet_20_link" text:visited-style-name="Visited_20_Internet_20_Link"><text:span text:style-name="T11">Internet Explorer</text:span></text:a><text:span text:style-name="T9"> </text:span><text:span text:style-name="T2">product (version 1.0 was released 16 August 1995), purchased from </text:span><text:a xlink:type="simple" xlink:href="https://en.wikipedia.org/wiki/Spyglass,_Inc." text:style-name="Internet_20_link" text:visited-style-name="Visited_20_Internet_20_Link"><text:span text:style-name="T11">Spyglass, Inc.</text:span></text:a><text:span text:style-name="T9"> </text:span><text:span text:style-name="T2">This began what is known as the "</text:span><text:a xlink:type="simple" xlink:href="https://en.wikipedia.org/wiki/Browser_wars" text:style-name="Internet_20_link" text:visited-style-name="Visited_20_Internet_20_Link"><text:span text:style-name="T11">browser wars</text:span></text:a><text:span text:style-name="T2">" in which Microsoft and Netscape competed for the Web browser market.</text:span></text:p>
      <text:p text:style-name="P1"><text:span text:style-name="T2"/></text:p>
      <text:h text:style-name="P6" text:outline-level="2"><text:bookmark text:name="Late_1990s:_Microsoft_vs_Netscape"/><text:span text:style-name="T20">Late 1990s: Microsoft vs Netscape</text:span><text:span text:style-name="T23">[</text:span><text:a xlink:type="simple" xlink:href="https://en.wikipedia.org/w/index.php?title=History_of_the_web_browser&amp;action=edit&amp;section=3" text:style-name="Internet_20_link" text:visited-style-name="Visited_20_Internet_20_Link"><text:span text:style-name="T16">edit</text:span></text:a><text:span text:style-name="T23">]</text:span></text:h>
      <text:p text:style-name="P4"><text:span text:style-name="T2">In 1996, Netscape's share of the browser market reached 86% (with Internet Explorer edging up 10%); but then Microsoft began integrating its browser with its operating system and bundling deals with </text:span><text:a xlink:type="simple" xlink:href="https://en.wikipedia.org/wiki/Original_equipment_manufacturer" text:style-name="Internet_20_link" text:visited-style-name="Visited_20_Internet_20_Link"><text:span text:style-name="T10">OEMs</text:span></text:a><text:span text:style-name="T2">. Within 4 years of its release IE had 75% of the browser market and by 1999 it had 99% of the market.</text:span><text:bookmark text:name="cite_ref-20"/><text:a xlink:type="simple" xlink:href="https://en.wikipedia.org/wiki/History_of_the_web_browser#cite_note-20" text:style-name="Internet_20_link" text:visited-style-name="Visited_20_Internet_20_Link"><text:span text:style-name="T13">[20]</text:span></text:a><text:span text:style-name="T2"> Although Microsoft has since faced </text:span><text:a xlink:type="simple" xlink:href="https://en.wikipedia.org/wiki/Antitrust" text:style-name="Internet_20_link" text:visited-style-name="Visited_20_Internet_20_Link"><text:span text:style-name="T10">antitrust</text:span></text:a><text:span text:style-name="T2">litigation on these charges, the browser wars effectively ended once it was clear that Netscape's declining market share trend was irreversible. Prior to the release of </text:span><text:a xlink:type="simple" xlink:href="https://en.wikipedia.org/wiki/MacOS" text:style-name="Internet_20_link" text:visited-style-name="Visited_20_Internet_20_Link"><text:span text:style-name="T10">Mac OS X</text:span></text:a><text:span text:style-name="T2">, </text:span><text:a xlink:type="simple" xlink:href="https://en.wikipedia.org/wiki/Internet_Explorer_for_Mac" text:style-name="Internet_20_link" text:visited-style-name="Visited_20_Internet_20_Link"><text:span text:style-name="T10">Internet Explorer for Mac</text:span></text:a><text:span text:style-name="T2"> and Netscape were also the primary browsers in use on the Macintosh platform.</text:span></text:p>
      <text:p text:style-name="P5"><text:span text:style-name="T2">Unable to continue commercially funding their product's development, Netscape responded by </text:span><text:a xlink:type="simple" xlink:href="https://en.wikipedia.org/wiki/Open_source" text:style-name="Internet_20_link" text:visited-style-name="Visited_20_Internet_20_Link"><text:span text:style-name="T10">open sourcing</text:span></text:a><text:span text:style-name="T2"> its product, creating </text:span><text:a xlink:type="simple" xlink:href="https://en.wikipedia.org/wiki/Mozilla" text:style-name="Internet_20_link" text:visited-style-name="Visited_20_Internet_20_Link"><text:span text:style-name="T10">Mozilla</text:span></text:a><text:span text:style-name="T2">. This helped the browser maintain its technical edge over Internet Explorer, but did not slow Netscape's declining market share. Netscape was purchased by </text:span><text:a xlink:type="simple" xlink:href="https://en.wikipedia.org/wiki/AOL" text:style-name="Internet_20_link" text:visited-style-name="Visited_20_Internet_20_Link"><text:span text:style-name="T10">America Online</text:span></text:a><text:span text:style-name="T2"> in late 1998</text:span></text:p>
      <text:p text:style-name="Text_20_body"/>
      <text:p text:style-name="P3"><text:span text:style-name="T2">In 2003, Microsoft announced that Internet Explorer would no longer be made available as a separate product but would be part of the evolution of its Windows platform, and that no more releases for the Macintosh would be made.</text:span></text:p>
      <text:p text:style-name="P3"><text:span text:style-name="T2"/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2:29:15.763402264</meta:creation-date>
    <dc:date>2017-09-26T14:35:55.298736672</dc:date>
    <meta:editing-duration>PT15M38S</meta:editing-duration>
    <meta:editing-cycles>1</meta:editing-cycles>
    <meta:document-statistic meta:table-count="0" meta:image-count="0" meta:object-count="0" meta:page-count="1" meta:paragraph-count="11" meta:word-count="381" meta:character-count="2373" meta:non-whitespace-character-count="2000"/>
    <meta:generator>LibreOffice/5.3.1.2$Linux_X86_64 LibreOffice_project/30m0$Build-2</meta:generator>
  </office:meta>
</office:document-meta>
</file>